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has all of the information for the website, and he is also working on the design for a new website.</text:p>
      <text:p text:style-name="Standard"/>
      <text:p text:style-name="Standard">Shawn, Gabby, Yannick are working on ideas for the Botcave design.</text:p>
      <text:p text:style-name="Standard"/>
      <text:p text:style-name="Standard">Nick and Eric now have the business plan. They have been “talked to”, but there are a few communication issues.</text:p>
      <text:p text:style-name="Standard"/>
      <text:p text:style-name="Standard">We (Yannick and Shawn) are working on an essay to get Mr. Carrie the Chairman's Award!</text:p>
      <text:p text:style-name="Standard"/>
      <text:p text:style-name="Standard">Teambuilding weekend – Nov. 30<text:span text:style-name="T1">Th</text:span> to Dec. 1<text:span text:style-name="T1">St</text:span><text:span text:style-name="T2">. Marissa and Gabby will be working on a plan.</text:span></text:p>
      <text:p text:style-name="Standard"/>
      <text:p text:style-name="Standard"><text:span text:style-name="T2">Renee stop motion video. ????</text:span></text:p>
      <text:p text:style-name="Standard"/>
      <text:p text:style-name="Standard"><text:span text:style-name="T2">Marissa is still awesome.</text:span></text:p>
      <text:p text:style-name="Standard"/>
      <text:p text:style-name="Standard"><text:span text:style-name="T2">Mr. McDonough is still a benevolent dicta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size="12pt" fo:language="en" fo:country="CA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1:23:02.410065408</meta:creation-date>
    <meta:editing-cycles>0</meta:editing-cycles>
    <meta:editing-duration>P0D</meta:editing-duration>
    <meta:generator>LibreOffice/4.1.2.3$Linux_X86_64 LibreOffice_project/410m0$Build-3</meta:generator>
    <meta:document-statistic meta:table-count="0" meta:image-count="0" meta:object-count="0" meta:page-count="1" meta:paragraph-count="8" meta:word-count="100" meta:character-count="559" meta:non-whitespace-character-count="466"/>
  </office:meta>
</office:document-meta>
</file>